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dexedDiskCacheAttribute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dexedDiskCacheAttributes.getOptimizeAtRemov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dDiskCacheAttributes.getMaxKey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dDiskCacheAttributes.setMaxRecycleBinSize( int maxRecycleBin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dDiskCacheAttributes.setOptimizeAtRemoveCount( int c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IndexedDiskCacheAttributes.getMaxRecycleBin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dDiskCacheAttributes.IndexedDiskCach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dexedDiskCacheAttributes.cop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dexedDiskCacheAttributes.setMaxKeySize( int maxKey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